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емо" table:style-name="ta1">
        <table:table-column table:style-name="co1" table:number-columns-repeated="16384" table:default-cell-style-name="ce1"/>
        <table:table-row table:style-name="ro1"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3" table:style-name="ce1">
            <text:p>9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9" table:style-name="ce1">
            <text:p>8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9" table:style-name="ce1">
            <text:p>8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0" table:style-name="ce1">
            <text:p>7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4" table:style-name="ce1">
            <text:p>8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6" table:style-name="ce1">
            <text:p>9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9" table:style-name="ce1">
            <text:p>7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4" table:style-name="ce1">
            <text:p>7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4" table:style-name="ce1">
            <text:p>8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3" table:style-name="ce1">
            <text:p>8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5" table:style-name="ce1">
            <text:p>9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3" table:style-name="ce1">
            <text:p>9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7" table:style-name="ce1">
            <text:p>77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0" table:style-name="ce1">
            <text:p>8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7" table:style-name="ce1">
            <text:p>9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5" table:style-name="ce1">
            <text:p>8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3" table:style-name="ce1">
            <text:p>3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1" table:style-name="ce1">
            <text:p>8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4" table:style-name="ce1">
            <text:p>74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4" table:style-name="ce1">
            <text:p>9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1" table:style-name="ce1">
            <text:p>8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9" table:style-name="ce1">
            <text:p>89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0" table:style-name="ce1">
            <text:p>3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6" table:style-name="ce1">
            <text:p>3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1" table:style-name="ce1">
            <text:p>8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2" table:style-name="ce1">
            <text:p>8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0" table:style-name="ce1">
            <text:p>4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1" table:style-name="ce1">
            <text:p>9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6" table:style-name="ce1">
            <text:p>9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6" table:style-name="ce1">
            <text:p>6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9" table:style-name="ce1">
            <text:p>79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8" table:style-name="ce1">
            <text:p>38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9" table:style-name="ce1">
            <text:p>8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6" table:style-name="ce1">
            <text:p>7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8" table:style-name="ce1">
            <text:p>9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1" table:style-name="ce1">
            <text:p>2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6" table:style-name="ce1">
            <text:p>7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5" table:style-name="ce1">
            <text:p>7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2" table:style-name="ce1">
            <text:p>7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3" table:style-name="ce1">
            <text:p>7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9" table:style-name="ce1">
            <text:p>39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6" table:style-name="ce1">
            <text:p>7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1" table:style-name="ce1">
            <text:p>2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1" table:style-name="ce1">
            <text:p>6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7" table:style-name="ce1">
            <text:p>9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9" table:style-name="ce1">
            <text:p>7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1" table:style-name="ce1">
            <text:p>9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2" table:style-name="ce1">
            <text:p>3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7" table:style-name="ce1">
            <text:p>6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5" table:style-name="ce1">
            <text:p>6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9" table:style-name="ce1">
            <text:p>7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9" table:style-name="ce1">
            <text:p>9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1" table:style-name="ce1">
            <text:p>8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9" table:style-name="ce1">
            <text:p>79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00" table:style-name="ce1">
            <text:p>10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4" table:style-name="ce1">
            <text:p>5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9" table:style-name="ce1">
            <text:p>7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9" table:style-name="ce1">
            <text:p>2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7" table:style-name="ce1">
            <text:p>9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00" table:style-name="ce1">
            <text:p>10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7" table:style-name="ce1">
            <text:p>9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9" table:style-name="ce1">
            <text:p>6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8" table:style-name="ce1">
            <text:p>7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6" table:style-name="ce1">
            <text:p>9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5" table:style-name="ce1">
            <text:p>8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3" table:style-name="ce1">
            <text:p>5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6" table:style-name="ce1">
            <text:p>8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5" table:style-name="ce1">
            <text:p>7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0" table:style-name="ce1">
            <text:p>6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9" table:style-name="ce1">
            <text:p>9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5" table:style-name="ce1">
            <text:p>9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9" table:style-name="ce1">
            <text:p>9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" table:style-name="ce1">
            <text:p>5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3" table:style-name="ce1">
            <text:p>8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9" table:style-name="ce1">
            <text:p>9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2" table:style-name="ce1">
            <text:p>9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2" table:style-name="ce1">
            <text:p>9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3" table:style-name="ce1">
            <text:p>5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6" table:style-name="ce1">
            <text:p>6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7" table:style-name="ce1">
            <text:p>6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3" table:style-name="ce1">
            <text:p>8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" table:style-name="ce1">
            <text:p>6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9" table:style-name="ce1">
            <text:p>9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6" table:style-name="ce1">
            <text:p>9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5" table:style-name="ce1">
            <text:p>6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6" table:style-name="ce1">
            <text:p>9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1" table:style-name="ce1">
            <text:p>5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0" table:style-name="ce1">
            <text:p>10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6" table:style-name="ce1">
            <text:p>7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8" table:style-name="ce1">
            <text:p>98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2" table:style-name="ce1">
            <text:p>9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4" table:style-name="ce1">
            <text:p>3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6" table:style-name="ce1">
            <text:p>8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6" table:style-name="ce1">
            <text:p>9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1" table:style-name="ce1">
            <text:p>4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1" table:style-name="ce1">
            <text:p>6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5" table:style-name="ce1">
            <text:p>7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9" table:style-name="ce1">
            <text:p>7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" table:style-name="ce1">
            <text:p>8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9" table:style-name="ce1">
            <text:p>7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number-rows-repeated="1043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1-08-23T05:47:07Z</meta:creation-date>
    <dc:date>2025-09-11T08:23:25Z</dc:date>
  </office:meta>
</office:document-meta>
</file>